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fo:text-align="center" style:justify-single-word="false" style:page-number="1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fo:font-weight="bold" officeooo:rsid="0004f723" officeooo:paragraph-rsid="0004f723" style:font-weight-asian="bold" style:font-weight-complex="bold"/>
    </style:style>
    <style:style style:name="P6" style:family="paragraph" style:parent-style-name="Standard">
      <style:text-properties fo:font-weight="bold" officeooo:paragraph-rsid="00053b36" style:font-weight-asian="bold" style:font-weight-complex="bold"/>
    </style:style>
    <style:style style:name="P7" style:family="paragraph" style:parent-style-name="Standard">
      <style:text-properties fo:font-weight="bold" officeooo:rsid="00065475" officeooo:paragraph-rsid="00065475" style:font-weight-asian="bold" style:font-weight-complex="bold"/>
    </style:style>
    <style:style style:name="P8" style:family="paragraph" style:parent-style-name="Standard">
      <style:text-properties fo:font-weight="bold" officeooo:rsid="0009cc32" officeooo:paragraph-rsid="0009cc32" style:font-weight-asian="bold" style:font-weight-complex="bold"/>
    </style:style>
    <style:style style:name="P9" style:family="paragraph" style:parent-style-name="Standard">
      <style:text-properties officeooo:rsid="0004f723" officeooo:paragraph-rsid="0004f723"/>
    </style:style>
    <style:style style:name="P10" style:family="paragraph" style:parent-style-name="Standard">
      <style:text-properties officeooo:paragraph-rsid="00053b36"/>
    </style:style>
    <style:style style:name="P11" style:family="paragraph" style:parent-style-name="Standard" style:list-style-name="WWNum1">
      <style:paragraph-properties fo:margin-left="0.5in" fo:margin-right="0in" fo:text-indent="-0.25in" style:auto-text-indent="false"/>
      <style:text-properties style:text-underline-style="none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3b3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style:font-name="Monospace" fo:font-size="12pt" fo:background-color="#e8f2fe" loext:char-shading-value="0" style:font-size-asian="12pt"/>
    </style:style>
    <style:style style:name="T6" style:family="text">
      <style:text-properties fo:color="#000000" style:font-name="Monospace" fo:font-size="12pt" fo:background-color="#e8f2fe" loext:char-shading-value="0" style:font-size-asian="12pt" style:font-weight-complex="normal"/>
    </style:style>
    <style:style style:name="T7" style:family="text">
      <style:text-properties fo:color="#000000" style:font-name="Monospace" fo:font-size="12pt" fo:font-weight="normal" fo:background-color="#e8f2fe" loext:char-shading-value="0" style:font-size-asian="12pt" style:font-weight-asian="normal" style:font-weight-complex="normal"/>
    </style:style>
    <style:style style:name="T8" style:family="text">
      <style:text-properties fo:color="#000000" style:font-name="Monospace" fo:font-size="12pt" fo:font-weight="bold" fo:background-color="#d4d4d4" loext:char-shading-value="0" style:font-size-asian="12pt" style:font-weight-asian="bold"/>
    </style:style>
    <style:style style:name="T9" style:family="text">
      <style:text-properties fo:color="#000000" style:font-name="Monospace" fo:font-size="12pt" style:font-size-asian="12pt"/>
    </style:style>
    <style:style style:name="T10" style:family="text">
      <style:text-properties fo:color="#7f0055" style:font-name="Monospace" fo:font-size="12pt" fo:font-weight="bold" style:font-size-asian="12pt" style:font-weight-asian="bold"/>
    </style:style>
    <style:style style:name="T11" style:family="text">
      <style:text-properties fo:color="#7f0055" style:font-name="Monospace" fo:font-size="12pt" fo:background-color="#d4d4d4" loext:char-shading-value="0" style:font-size-asian="12pt" style:font-weight-complex="normal"/>
    </style:style>
    <style:style style:name="T12" style:family="text">
      <style:text-properties fo:color="#7f0055" style:font-name="Monospace" fo:font-size="12pt" fo:background-color="#d4d4d4" loext:char-shading-value="0" style:font-size-asian="12pt"/>
    </style:style>
    <style:style style:name="T13" style:family="text">
      <style:text-properties fo:color="#7f0055" style:font-name="Monospace" fo:font-size="12pt" fo:background-color="#e8f2fe" loext:char-shading-value="0" style:font-size-asian="12pt"/>
    </style:style>
    <style:style style:name="T14" style:family="text">
      <style:text-properties fo:color="#3c3c3c" style:font-name="Monospace" fo:font-size="12pt" fo:background-color="#e8f2fe" loext:char-shading-value="0" style:font-size-asian="12pt"/>
    </style:style>
    <style:style style:name="T15" style:family="text">
      <style:text-properties fo:color="#3c3c3c" style:font-name="Monospace" fo:font-size="12pt" style:font-size-asian="12pt"/>
    </style:style>
    <style:style style:name="T16" style:family="text">
      <style:text-properties fo:color="#3f7f5f" style:font-name="Monospace" fo:font-size="12pt" fo:font-weight="normal" fo:background-color="#e8f2fe" loext:char-shading-value="0" style:font-size-asian="12pt" style:font-weight-asian="normal" style:font-weight-complex="normal"/>
    </style:style>
    <style:style style:name="T17" style:family="text">
      <style:text-properties fo:color="#646464" style:font-name="Monospace" fo:font-size="12pt" style:font-size-asian="12pt"/>
    </style:style>
    <style:style style:name="T18" style:family="text">
      <style:text-properties fo:color="#2a00ff" style:font-name="Monospace" fo:font-size="12pt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NF18</text:p>
      <text:p text:style-name="P3">TD OS Reporting</text:p>
      <text:p text:style-name="P3">Devoir 1</text:p>
      <text:p text:style-name="P3">Members:</text:p>
      <text:p text:style-name="P3">Vo Hung Son</text:p>
      <text:p text:style-name="P3">Tran Quang Nhat</text:p>
      <text:list xml:id="list1909205781" text:style-name="WWNum1">
        <text:list-item>
          <text:p text:style-name="P11"/>
        </text:list-item>
      </text:list>
      <text:p text:style-name="P1">What is the reasonably expected output considering #if 0 transformed to #if 1? We will not activate the code</text:p>
      <text:p text:style-name="P1">at first, so that it can compile until we have implemented it.</text:p>
      <text:p text:style-name="P1"/>
      <text:p text:style-name="P1">Answer:</text:p>
      <text:p text:style-name="Standard">Only the first block will be processed until someone changes the 1 to a 0. Then the other block will be compiled. This is a convenient way to temporary switch blocks of code in and out while testing different algorithms.</text:p>
      <text:p text:style-name="Standard"/>
      <text:p text:style-name="P1">Explain why it is a mistake to try:</text:p>
      <text:p text:style-name="P1">+ to read a character before being warned that a character is available</text:p>
      <text:p text:style-name="Standard">because <text:s/>Write "ch" to the console display,</text:p>
      <text:p text:style-name="Standard"><text:s text:c="3"/>and return immediately. <text:s/>"writeDone"</text:p>
      <text:p text:style-name="Standard"><text:s text:c="3"/>is called when the I/O completes.</text:p>
      <text:p text:style-name="P1">+ <text:s/>to try to write before being warned that the previous writing is complete.</text:p>
      <text:p text:style-name="Standard">because the previous writing must be complete then "writeDone" is called when the I/O completes so to try to write before the error will be occur.</text:p>
      <text:p text:style-name="Standard"/>
      <text:p text:style-name="Standard"/>
      <text:p text:style-name="P9">5.2: <text:span text:style-name="T2">The number of characters written must be returned. Beware of the int *value argument of ReadMem: why can</text:span></text:p>
      <text:p text:style-name="P5">not we just pass a pointer pointing inside the buffer to?</text:p>
      <text:p text:style-name="P5">Answer: </text:p>
      <text:p text:style-name="P10"><text:span text:style-name="T3">because </text:span>A pointer is a variable that stores a memory address.  Pointers are used to store the addresses of other variables or memory items.  Pointers are very useful for another type of parameter passing, usually referred to as <text:span text:style-name="T1">Pass By Address</text:span>.  Pointers are essential for dynamic memory allocation. </text:p>
      <text:p text:style-name="P10"/>
      <text:p text:style-name="P6">The choice of the file in which write this function is yours, several places are appropriate. You must motivate your</text:p>
      <text:p text:style-name="P6">choice in the report:</text:p>
      <text:p text:style-name="P6"/>
      <text:p text:style-name="P7">Define <text:span text:style-name="T4">int c opyS trin gFrom Mach ine ( int from , char * to , unsigned size ) in s</text:span><text:span text:style-name="T7">ynchconsole.h: </text:span><text:span text:style-name="T11">int</text:span><text:span text:style-name="T14"> </text:span><text:span text:style-name="T5">copyStringFromMachine(</text:span><text:span text:style-name="T12">int</text:span><text:span text:style-name="T14"> </text:span><text:span text:style-name="T5">from</text:span><text:span text:style-name="T14"> </text:span><text:span text:style-name="T5">,</text:span><text:span text:style-name="T14"> </text:span><text:span text:style-name="T13">char</text:span><text:span text:style-name="T14"> </text:span><text:span text:style-name="T5">*</text:span><text:span text:style-name="T14"> </text:span><text:span text:style-name="T5">to</text:span><text:span text:style-name="T14"> </text:span><text:span text:style-name="T5">,</text:span><text:span text:style-name="T14"> </text:span><text:span text:style-name="T13">unsigned</text:span><text:span text:style-name="T14"> </text:span><text:span text:style-name="T5">size);</text:span></text:p>
      <text:p text:style-name="P7"><text:span text:style-name="T7">implement this method in </text:span><text:span text:style-name="T6">SynchConsole</text:span><text:span text:style-name="T7">.cc</text:span></text:p>
      <text:p text:style-name="P7"><text:span text:style-name="T16">//(5.2) Write a procedure similar to strcpy:</text:span></text:p>
      <text:p text:style-name="P12"><text:soft-page-break/><text:span text:style-name="T10">void</text:span><text:span text:style-name="T15"> </text:span><text:span text:style-name="T8">SynchConsole</text:span><text:span text:style-name="T17">::</text:span><text:span text:style-name="T9">copyStringFromMachine</text:span><text:span text:style-name="T15"> </text:span><text:span text:style-name="T9">(</text:span><text:span text:style-name="T10">int</text:span><text:span text:style-name="T15"> </text:span><text:span text:style-name="T9">from,</text:span><text:span text:style-name="T15"> </text:span><text:span text:style-name="T10">char</text:span><text:span text:style-name="T15"> </text:span><text:span text:style-name="T9">*to,</text:span><text:span text:style-name="T15"> </text:span><text:span text:style-name="T10">unsigned</text:span><text:span text:style-name="T15"> </text:span><text:span text:style-name="T9">size)</text:span><text:span text:style-name="T15"> </text:span><text:span text:style-name="T9">{</text:span></text:p>
      <text:p text:style-name="P12"><text:span text:style-name="T15"><text:s text:c="8"/></text:span><text:span text:style-name="T10">unsigned</text:span><text:span text:style-name="T15"> </text:span><text:span text:style-name="T9">i;</text:span></text:p>
      <text:p text:style-name="P12"><text:span text:style-name="T15"><text:s text:c="8"/></text:span><text:span text:style-name="T10">for</text:span><text:span text:style-name="T9">(i=0;i&lt;size</text:span><text:span text:style-name="T15"> </text:span><text:span text:style-name="T9">&amp;&amp;</text:span><text:span text:style-name="T15"> </text:span><text:span text:style-name="T9">machine-&gt;mainMemory[from+i]</text:span><text:span text:style-name="T15"> </text:span><text:span text:style-name="T9">!=</text:span><text:span text:style-name="T18">'\0'</text:span><text:span text:style-name="T9">;i++)</text:span><text:span text:style-name="T15"> </text:span><text:span text:style-name="T9">{</text:span></text:p>
      <text:p text:style-name="P12"><text:span text:style-name="T15"><text:s text:c="16"/></text:span><text:span text:style-name="T9">to[i]</text:span><text:span text:style-name="T15"> </text:span><text:span text:style-name="T9">=</text:span><text:span text:style-name="T15"> </text:span><text:span text:style-name="T9">machine-&gt;mainMemory[from+i];</text:span></text:p>
      <text:p text:style-name="P12"><text:span text:style-name="T15"><text:s text:c="8"/></text:span><text:span text:style-name="T9">}</text:span></text:p>
      <text:p text:style-name="P12"><text:span text:style-name="T15"><text:s text:c="8"/></text:span><text:span text:style-name="T9">to[i]</text:span><text:span text:style-name="T15"> </text:span><text:span text:style-name="T9">=</text:span><text:span text:style-name="T15"> </text:span><text:span text:style-name="T18">'\0'</text:span><text:span text:style-name="T9">;</text:span></text:p>
      <text:p text:style-name="P7"><text:span text:style-name="T9">}</text:span></text:p>
      <text:p text:style-name="P7"><text:span text:style-name="T7"/></text:p>
      <text:p text:style-name="P7"><text:span text:style-name="T5">Why would not it be reasonable to allocate, to a buffer, the same size than the MIPS string? Depending on how</text:span></text:p>
      <text:p text:style-name="P7"><text:span text:style-name="T5">you allocated the buffer, make sure that the buffer is released after the system call is complete</text:span></text:p>
      <text:p text:style-name="P7"><text:span text:style-name="T5"/></text:p>
      <text:p text:style-name="P8"><text:span text:style-name="T5">Answer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vi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vi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26T00:07:06.395735427</dc:date>
    <meta:editing-duration>PT2H34M2S</meta:editing-duration>
    <meta:editing-cycles>4</meta:editing-cycles>
    <meta:document-statistic meta:table-count="0" meta:image-count="0" meta:object-count="0" meta:page-count="2" meta:paragraph-count="37" meta:word-count="373" meta:character-count="2226" meta:non-whitespace-character-count="1828"/>
  </office:meta>
</office:document-meta>
</file>